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pple-system-font" svg:font-family="apple-system-font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a347" officeooo:paragraph-rsid="001ba347"/>
    </style:style>
    <style:style style:name="P2" style:family="paragraph" style:parent-style-name="Standard">
      <style:text-properties officeooo:paragraph-rsid="0020a9b5"/>
    </style:style>
    <style:style style:name="P3" style:family="paragraph" style:parent-style-name="Standard">
      <style:text-properties officeooo:rsid="00244e6f" officeooo:paragraph-rsid="00244e6f"/>
    </style:style>
    <style:style style:name="P4" style:family="paragraph" style:parent-style-name="Standard">
      <style:text-properties officeooo:rsid="00244e6f" officeooo:paragraph-rsid="00252558"/>
    </style:style>
    <style:style style:name="P5" style:family="paragraph" style:parent-style-name="Standard" style:list-style-name="L2">
      <style:text-properties officeooo:rsid="00252558" officeooo:paragraph-rsid="00252558"/>
    </style:style>
    <style:style style:name="P6" style:family="paragraph" style:parent-style-name="Standard">
      <style:paragraph-properties fo:text-align="start" style:justify-single-word="false"/>
      <style:text-properties officeooo:rsid="00252558" officeooo:paragraph-rsid="00252558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252558" officeooo:paragraph-rsid="00252558"/>
    </style:style>
    <style:style style:name="P8" style:family="paragraph" style:parent-style-name="Standard">
      <style:text-properties officeooo:rsid="0027a953" officeooo:paragraph-rsid="0027a953"/>
    </style:style>
    <style:style style:name="P9" style:family="paragraph" style:parent-style-name="Text_20_body">
      <style:text-properties fo:font-variant="normal" fo:text-transform="none" style:font-name="apple-system-font" fo:font-size="6.75pt" fo:letter-spacing="normal" fo:font-style="normal" fo:font-weight="normal" officeooo:rsid="00252558" officeooo:paragraph-rsid="00252558"/>
    </style:style>
    <style:style style:name="T1" style:family="text">
      <style:text-properties officeooo:rsid="0020a9b5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başla</text:p>
      <text:p text:style-name="P8">2. sayi= 7 ; sayi&lt;=24; sayi++</text:p>
      <text:p text:style-name="P8">3. sayi % 2 !=0 ise</text:p>
      <text:p text:style-name="P8">4.toplam = toplam + sayi</text:p>
      <text:p text:style-name="P8">5. sayac ++</text:p>
      <text:p text:style-name="P8">6. BİTTİ for</text:p>
      <text:p text:style-name="P8">7. ortalama = toplam/sayac</text:p>
      <text:p text:style-name="P8">8. YAZ ortalama, toplam</text:p>
      <text:p text:style-name="P8">9. bitir</text:p>
      <text:p text:style-name="P3"/>
      <text:p text:style-name="P4"/>
      <text:p text:style-name="P3"/>
      <text:p text:style-name="P3"/>
      <text:p text:style-name="P9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pple-system-font" svg:font-family="apple-system-font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24T13:59:33.240460793</meta:creation-date>
    <dc:date>2020-03-25T12:53:58.048289526</dc:date>
    <meta:editing-duration>PT21H16M58S</meta:editing-duration>
    <meta:editing-cycles>6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9" meta:word-count="35" meta:character-count="160" meta:non-whitespace-character-count="134"/>
  </office:meta>
</office:document-meta>
</file>